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1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39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55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58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6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style:text-underline-style="none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4" style:family="text">
      <style:text-properties fo:letter-spacing="-0.007cm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background-color="transparent" loext:char-shading-value="0" style:font-size-asian="8pt" style:font-size-complex="8pt"/>
    </style:style>
    <style:style style:name="T27" style:family="text">
      <style:text-properties officeooo:rsid="001f1045"/>
    </style:style>
    <style:style style:name="T28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6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6"/>
          </table:table-cell>
          <table:covered-table-cell/>
          <table:table-cell table:style-name="Table1.A1" office:value-type="string">
            <text:p text:style-name="P36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6">Codice fiscale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2">
                <table:table-cell table:style-name="Table1.A3.1.2" office:value-type="string">
                  <text:p text:style-name="P34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3">
                <table:table-cell table:style-name="Table1.A3.1.1" office:value-type="string">
                  <text:p text:style-name="P36">Partita IVA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4">
                <table:table-cell table:style-name="Table1.A3.1.2" office:value-type="string">
                  <text:p text:style-name="P34"><text:placeholder text:placeholder-type="text">&lt;o.partner_id.vat or ''&gt;</text:placeholder>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5">
                <table:table-cell table:style-name="Table1.A3.1.5" office:value-type="string">
                  <text:p text:style-name="P36">Commessa: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5">
                <table:table-cell table:style-name="Table1.A3.1.6" office:value-type="string">
                  <text:p text:style-name="P35"><text:placeholder text:placeholder-type="text">&lt;if test="o.origin &lt;&gt;''"&gt;</text:placeholder></text:p>
                  <text:p text:style-name="P33"><text:placeholder text:placeholder-type="text">&lt;o.origin or ''&gt;</text:placeholder></text:p>
                  <text:p text:style-name="P35"><text:placeholder text:placeholder-type="text">&lt;/if&gt;</text:placeholder></text:p>
                  <text:p text:style-name="P35"><text:placeholder text:placeholder-type="text">&lt;if test="o.origin ==''"&gt;</text:placeholder></text:p>
                  <text:p text:style-name="P35"><text:placeholder text:placeholder-type="text">&lt;for each="ddt in invoice_tree(o.invoice_line)"&gt;</text:placeholder></text:p>
                  <text:p text:style-name="P49"><text:placeholder text:placeholder-type="text">&lt;for each="line in ddt['lines']"&gt;</text:placeholder> </text:p>
                  <text:p text:style-name="P50"><text:placeholder text:placeholder-type="text">&lt;line.origin or ''&gt;</text:placeholder><text:span text:style-name="T17">.</text:span></text:p>
                  <text:p text:style-name="P49"><text:placeholder text:placeholder-type="text">&lt;/for&gt;</text:placeholder></text:p>
                  <text:p text:style-name="P49"><text:placeholder text:placeholder-type="text">&lt;/for&gt;</text:placeholder></text:p>
                  <text:p text:style-name="P33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7">Spett.le </text:p>
            <text:p text:style-name="P47"><text:placeholder text:placeholder-type="text">&lt;o.partner_id.name or ''&gt;</text:placeholder></text:p>
            <text:p text:style-name="P47"><text:placeholder text:placeholder-type="text">&lt;o.partner_id.street or ''&gt;</text:placeholder></text:p>
            <text:p text:style-name="P56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56"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57">Codice art.</text:p>
          </table:table-cell>
          <table:table-cell table:style-name="Table2.A1" office:value-type="string">
            <text:p text:style-name="P57">Descrizione</text:p>
          </table:table-cell>
          <table:table-cell table:style-name="Table2.A1" office:value-type="string">
            <text:p text:style-name="P57">U.M.</text:p>
          </table:table-cell>
          <table:table-cell table:style-name="Table2.A1" office:value-type="string">
            <text:p text:style-name="P58">Quantità</text:p>
          </table:table-cell>
          <table:table-cell table:style-name="Table2.A1" office:value-type="string">
            <text:p text:style-name="P59">Pr. unitario</text:p>
          </table:table-cell>
          <table:table-cell table:style-name="Table2.A1" office:value-type="string">
            <text:p text:style-name="P59">Sconto</text:p>
          </table:table-cell>
          <table:table-cell table:style-name="Table2.A1" office:value-type="string">
            <text:p text:style-name="P58">I.V.A.</text:p>
          </table:table-cell>
          <table:table-cell table:style-name="Table2.H1" office:value-type="string">
            <text:p text:style-name="P58">Totale</text:p>
          </table:table-cell>
        </table:table-row>
      </table:table>
      <text:p text:style-name="P40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46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5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5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54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5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8"><text:placeholder text:placeholder-type="text">&lt;/for&gt;</text:placeholder></text:span></text:p>
      <text:p text:style-name="P48"><text:placeholder text:placeholder-type="text">&lt;o.comment or ''&gt;</text:placeholder></text:p>
      <text:p text:style-name="P5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,size_x=220,size_y=65,hold_ratio=True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</text:span><text:span text:style-name="MT13"><text:placeholder text:placeholder-type="text">&lt;o.currency_id.symbol or ''&gt;</text:placeholder></text:span><text:span text:style-name="MT13"> 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2:12:34.502000000</dc:date>
    <meta:editing-duration>P1DT7H8M39S</meta:editing-duration>
    <meta:editing-cycles>203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54" meta:character-count="3234" meta:non-whitespace-character-count="2961"/>
  </office:meta>
</office:document-meta>
</file>